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25-01-24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24-01-03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23-01-31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8024" calcext:value-type="float">
            <text:p>67.24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22-10-12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22-01-24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20-12-03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7736" calcext:value-type="float">
            <text:p>62.65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20-01-15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19-02-06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6368" calcext:value-type="float">
            <text:p>68.47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18-08-15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18-02-01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17-01-2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9504" calcext:value-type="float">
            <text:p>67.65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16-01-15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15-01-29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14-09-18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14-02-06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13-08-0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13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12-09-19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11-12-06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11-09-29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11-01-12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10-02-08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9-01-21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8-01-03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7-11-0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7-01-19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6-09-26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3168" calcext:value-type="float">
            <text:p>92.4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6-01-11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7592" calcext:value-type="float">
            <text:p>100.36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5-09-06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5-06-21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5-02-09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0928" calcext:value-type="float">
            <text:p>85.9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4-11-12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4-09-01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4-04-02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4-01-23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3-10-30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3-09-11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3-05-15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3-02-07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3504" calcext:value-type="float">
            <text:p>88.2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3-02-02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3504" calcext:value-type="float">
            <text:p>88.2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2-11-12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2-09-10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2-05-31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2-04-29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2-02-26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1-09-1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944" calcext:value-type="float">
            <text:p>145.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1-04-25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1-01-0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8696" calcext:value-type="float">
            <text:p>104.6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0-12-0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0-10-05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04" calcext:value-type="float">
            <text:p>121.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2000-01-14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99-01-12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98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98-01-22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97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97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97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97-01-22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9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96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9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9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9624" calcext:value-type="float">
            <text:p>99.0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93-01-11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9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12" calcext:value-type="float">
            <text:p>135.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90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7368" calcext:value-type="float">
            <text:p>110.76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89-01-10 0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8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584" calcext:value-type="float">
            <text:p>124.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86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4" calcext:value-type="float">
            <text:p>123.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85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8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1776" calcext:value-type="float">
            <text:p>91.1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8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82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81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8896" calcext:value-type="float">
            <text:p>90.9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8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79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78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136" calcext:value-type="float">
            <text:p>102.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7712" calcext:value-type="float">
            <text:p>78.4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77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76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75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4368" calcext:value-type="float">
            <text:p>67.71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74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236" calcext:value-type="float">
            <text:p>64.60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7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72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9136" calcext:value-type="float">
            <text:p>66.2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7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70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01095355601</text:p>
          </table:table-cell>
          <table:table-cell office:value-type="string" calcext:value-type="string">
            <text:p>1969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66" meta:object-count="0"/>
    <meta:user-defined meta:name="AppVersion">3.0</meta:user-defined>
  </office:meta>
</office:document-meta>
</file>